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" style:family="paragraph" style:parent-style-name="Text_20_body">
      <style:paragraph-properties fo:margin-top="0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3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4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ba921" style:text-blinking="false" fo:background-color="transparent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7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T1" style:family="text">
      <style:text-properties officeooo:rsid="000bb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44e671e-7fff-2f7f-3fe5-2b78f359ba63"/>Sander Stammbach<text:line-break/>Rainweg 11</text:p>
      <text:p text:style-name="P1">4450 Sissach</text:p>
      <text:p text:style-name="P1">Schweiz<text:line-break/>Tel: +41 79 589 32 69</text:p>
      <text:p text:style-name="P2">E-Mail: sander.stammbach@oultook.com</text:p>
      <text:p text:style-name="P5">Max-Planck-Institut</text:p>
      <text:p text:style-name="P5">Hofgartenstraße 8</text:p>
      <text:p text:style-name="P5">80539 München</text:p>
      <text:p text:style-name="P5">Deutschland</text:p>
      <text:p text:style-name="P3">Sissach, 05.08.2023</text:p>
      <text:p text:style-name="P3">Dear Prof. <text:s text:c="2"/><text:span text:style-name="T1">Jenko</text:span></text:p>
      <text:p text:style-name="P4">Professor Mile Mirkovic informed me about your Phd Position and I was instantly very interested since for me it is the perfect opportunity to further my studies in the field of plasma astrophysics after the completion of my masters degree. </text:p>
      <text:p text:style-name="P4">Always dedicated to becoming a Physicist I did my Bachelors Degree in Physics at the University of Basel. I was especially interested in theoretical quantum physics, so I focused on that field during my masters degree. In my Master-thesis I researched numerical simulations, simultaneously I worked in Professor Pott’s group on theoretical quantum thermodynamics. </text:p>
      <text:p text:style-name="P3">Being done with my masters degree I would now like to further my studies in a PHD Position. The Max-Planck Institute for plasma physics in Munich is especially appealing for me since I see your work for example on tokamak-theory as an essential contribution to the future of generation of energy. In my PHD I would love to be a part of the research development and to contribute something to the plasma astrophysics work with my expertise  in numerical  simulations in quantum theory.</text:p>
      <text:p text:style-name="P3">I am able to code in Python, Fortran, Java and other programming languages. During my master studies I had lectures about high energy particle physics and quantum field theory. <text:line-break/>I am a very resilient researcher with a high stress tolerance. During my humanitarian aid trips to the Ukrainian warzone I learned how to keep calm in stressful situations and how to look for the best solution in view of all circumstances.</text:p>
      <text:p text:style-name="P8">I am looking forward to hearing from you!<text:line-break/>Kind regards,<text:line-break/>Sander Stammbac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8:23:19.350876910</meta:creation-date>
    <dc:date>2023-08-11T18:51:51.269573635</dc:date>
    <meta:editing-duration>PT2M30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5" meta:word-count="286" meta:character-count="1778" meta:non-whitespace-character-count="1500"/>
  </office:meta>
</office:document-meta>
</file>